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Hindi1" svg:font-family="'Lohit Hindi'"/>
    <style:font-face style:font-family-generic="roman" style:font-pitch="variable" style:name="Cambria" svg:font-family="Cambr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나눔명조" svg:font-family="\uB098\uB214\uBA85\uC870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</office:font-face-decls>
  <office:automatic-styles>
    <style:style style:family="paragraph" style:name="aadcf05" style:parent-style-name="Heading_20_6">
      <style:paragraph-properties/>
    </style:style>
    <style:style style:family="paragraph" style:name="af438bf" style:parent-style-name="Heading_20_5">
      <style:paragraph-properties/>
    </style:style>
    <style:style style:family="paragraph" style:name="a93beea" style:parent-style-name="Heading_20_4">
      <style:paragraph-properties/>
    </style:style>
    <style:style style:family="paragraph" style:name="ae4cf7c" style:parent-style-name="Heading_20_3">
      <style:paragraph-properties/>
    </style:style>
    <style:style style:family="paragraph" style:name="a746528" style:parent-style-name="Heading_20_2">
      <style:paragraph-properties/>
    </style:style>
    <style:style style:family="paragraph" style:name="a102401" style:parent-style-name="Heading_20_1">
      <style:paragraph-properties/>
    </style:style>
  </office:automatic-styles>
  <office:body>
    <office:text>
      <text:p text:style-name="Standard">Dies ist das Theme<text:s/>Svante.</text:p>
      <text:p text:style-name="a102401">Überschrift 1</text:p>
      <text:p text:style-name="Standard">Dies ist ein normaler Text nach Überschrift 1.</text:p>
      <text:h text:outline-level="2" text:style-name="a746528">Überschrift 2</text:h>
      <text:p text:style-name="Standard">Dies ist ein normaler Text nach Überschrift 2.</text:p>
      <text:h text:outline-level="3" text:style-name="ae4cf7c">Überschrift 3</text:h>
      <text:p text:style-name="Standard">Dies ist ein normaler Text nach Überschrift 3.</text:p>
      <text:h text:outline-level="4" text:style-name="a93beea">Überschrift 4</text:h>
      <text:p text:style-name="Standard">Dies ist ein normaler Text nach Überschrift 4.</text:p>
      <text:h text:outline-level="5" text:style-name="af438bf">Überschrift 5</text:h>
      <text:p text:style-name="Standard">Dies ist ein normaler Text nach Überschrift 5.</text:p>
      <text:h text:outline-level="6" text:style-name="aadcf05">Überschrift 6</text:h>
      <text:p text:style-name="Standard">Dies ist ein normaler Text nach Überschrift 6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Hindi1" svg:font-family="'Lohit Hindi'"/>
    <style:font-face style:font-family-generic="roman" style:font-pitch="variable" style:name="Cambria" svg:font-family="Cambr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나눔명조" svg:font-family="\uB098\uB214\uBA85\uC870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나눔명조" style:font-name-complex="Lohit Hindi" style:font-size-asian="10.5pt" style:use-window-font-color="true"/>
    </style:default-style>
    <style:style style:family="paragraph" style:name="Standard" style:parent-style-name="default_paragraph_style">
      <style:paragraph-properties fo:line-height="115%" fo:margin-bottom="3.53mm" fo:margin-top="0.0mm"/>
      <style:text-properties fo:country="DE" fo:font-size="11.0pt" fo:language="de" style:font-name="Calibri" style:font-name-asian="Calibri" style:font-name-complex="Times New Roman" style:font-size-asian="11.0pt" style:use-window-font-color="true"/>
    </style:style>
    <style:style style:default-outline-level="2" style:display-name="Heading 2" style:family="paragraph" style:name="Heading_20_2" style:next-style-name="Standard" style:parent-style-name="Standard">
      <style:paragraph-properties fo:margin-bottom="0.0mm" fo:margin-top="3.53mm"/>
      <style:text-properties fo:color="#4f81bd" fo:font-size="13.0pt" fo:font-weight="bold" style:font-name="Cambria" style:font-name-asian="Times New Roman" style:font-name-complex="Times New Roman" style:font-size-asian="13.0pt" style:font-weight-asian="bold" style:font-weight-complex="bold"/>
    </style:style>
    <style:style style:default-outline-level="3" style:display-name="Heading 3" style:family="paragraph" style:name="Heading_20_3" style:next-style-name="Standard" style:parent-style-name="Standard">
      <style:paragraph-properties fo:margin-bottom="0.0mm" fo:margin-top="3.53mm"/>
      <style:text-properties fo:color="#4f81bd" fo:font-weight="bold" style:font-name="Cambria" style:font-name-asian="Times New Roman" style:font-name-complex="Times New Roman" style:font-weight-asian="bold" style:font-weight-complex="bol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나눔명조" style:font-name-complex="Lohit Hindi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0.0mm" fo:margin-top="8.47mm"/>
      <style:text-properties fo:color="#365f91" fo:font-size="14.0pt" fo:font-weight="bold" style:font-name="Cambria" style:font-name-asian="Times New Roman" style:font-name-complex="Times New Roman" style:font-size-asian="14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Hindi1" style:font-size-asian="12.0pt"/>
    </style:style>
    <style:style style:family="paragraph" style:name="Index" style:parent-style-name="Standard">
      <style:text-properties style:font-name-complex="Lohit Hindi1" style:font-size-asian="12.0pt"/>
    </style:style>
    <style:style style:default-outline-level="6" style:display-name="Heading 6" style:family="paragraph" style:name="Heading_20_6" style:next-style-name="Standard" style:parent-style-name="Standard">
      <style:paragraph-properties fo:margin-bottom="0.0mm" fo:margin-top="3.53mm"/>
      <style:text-properties fo:color="#243f60" fo:font-style="italic" style:font-name="Cambria" style:font-name-asian="Times New Roman" style:font-name-complex="Times New Roman" style:font-style-asian="italic" style:font-style-complex="italic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Hindi1" style:font-size-asian="12.0pt" style:font-style-asian="italic" style:font-style-complex="italic"/>
    </style:style>
    <style:style style:default-outline-level="4" style:display-name="Heading 4" style:family="paragraph" style:name="Heading_20_4" style:next-style-name="Standard" style:parent-style-name="Standard">
      <style:paragraph-properties fo:margin-bottom="0.0mm" fo:margin-top="3.53mm"/>
      <style:text-properties fo:color="#4f81bd" fo:font-style="italic" fo:font-weight="bold" style:font-name="Cambria" style:font-name-asian="Times New Roman" style:font-name-complex="Times New Roman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Standard" style:parent-style-name="Standard">
      <style:paragraph-properties fo:margin-bottom="0.0mm" fo:margin-top="3.53mm"/>
      <style:text-properties fo:color="#243f60" style:font-name="Cambria" style:font-name-asian="Times New Roman" style:font-name-complex="Times New Roman"/>
    </style:style>
    <style:style style:display-name="Überschrift 6 Zchn" style:family="text" style:name="Überschrift_20_6_20_Zchn" style:parent-style-name="default_character_style">
      <style:text-properties fo:color="#243f60" fo:font-style="italic" style:font-name="Cambria" style:font-name-asian="Times New Roman" style:font-name-complex="Times New Roman" style:font-style-asian="italic" style:font-style-complex="italic"/>
    </style:style>
    <style:style style:display-name="Überschrift 1 Zchn" style:family="text" style:name="Überschrift_20_1_20_Zchn" style:parent-style-name="default_character_style">
      <style:text-properties fo:color="#365f91" fo:font-size="14.0pt" fo:font-weight="bold" style:font-name="Cambria" style:font-name-asian="Times New Roman" style:font-name-complex="Times New Roman" style:font-size-asian="14.0pt" style:font-weight-asian="bold" style:font-weight-complex="bold"/>
    </style:style>
    <style:style style:display-name="Überschrift 3 Zchn" style:family="text" style:name="Überschrift_20_3_20_Zchn" style:parent-style-name="default_character_style">
      <style:text-properties fo:color="#4f81bd" fo:font-weight="bold" style:font-name="Cambria" style:font-name-asian="Times New Roman" style:font-name-complex="Times New Roman" style:font-weight-asian="bold" style:font-weight-complex="bold"/>
    </style:style>
    <style:style style:family="text" style:name="Absatz-Standardschriftart" style:parent-style-name="default_character_style"/>
    <style:style style:display-name="Überschrift 4 Zchn" style:family="text" style:name="Überschrift_20_4_20_Zchn" style:parent-style-name="default_character_style">
      <style:text-properties fo:color="#4f81bd" fo:font-style="italic" fo:font-weight="bold" style:font-name="Cambria" style:font-name-asian="Times New Roman" style:font-name-complex="Times New Roman" style:font-style-asian="italic" style:font-style-complex="italic" style:font-weight-asian="bold" style:font-weight-complex="bold"/>
    </style:style>
    <style:style style:display-name="Überschrift 5 Zchn" style:family="text" style:name="Überschrift_20_5_20_Zchn" style:parent-style-name="default_character_style">
      <style:text-properties fo:color="#243f60" style:font-name="Cambria" style:font-name-asian="Times New Roman" style:font-name-complex="Times New Roman"/>
    </style:style>
    <style:style style:display-name="Überschrift 2 Zchn" style:family="text" style:name="Überschrift_20_2_20_Zchn" style:parent-style-name="default_character_style">
      <style:text-properties fo:color="#4f81bd" fo:font-size="13.0pt" fo:font-weight="bold" style:font-name="Cambria" style:font-name-asian="Times New Roman" style:font-name-complex="Times New Roman" style:font-size-asian="13.0pt" style:font-weight-asian="bold" style:font-weight-complex="bold"/>
    </style:style>
    <style:default-style style:family="graphic">
      <style:graphic-properties draw:fill="solid" draw:fill-color="#cfe7f5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09S</meta:editing-duration>
  </office:meta>
</office:document-meta>
</file>